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9d06" officeooo:paragraph-rsid="001f9d06"/>
    </style:style>
    <style:style style:name="P2" style:family="paragraph" style:parent-style-name="Standard">
      <style:text-properties fo:font-size="15pt" officeooo:rsid="00212e65" officeooo:paragraph-rsid="00212e65" style:font-size-asian="15pt" style:font-size-complex="15pt"/>
    </style:style>
    <style:style style:name="P3" style:family="paragraph" style:parent-style-name="Standard">
      <style:text-properties fo:font-size="15pt" officeooo:rsid="00215bb3" officeooo:paragraph-rsid="00215bb3" style:font-size-asian="15pt" style:font-size-complex="15pt"/>
    </style:style>
    <style:style style:name="T1" style:family="text">
      <style:text-properties officeooo:rsid="00215bb3"/>
    </style:style>
    <style:style style:name="T2" style:family="text">
      <style:text-properties officeooo:rsid="002474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Loops: something over and over until a particular condion is satisfied.</text:p>
      <text:p text:style-name="P2">Why we use loop: help <text:span text:style-name="T1">you to execute block of code repeatedly save time and space</text:span></text:p>
      <text:p text:style-name="P3">how many type of loop: 1)for loop, 2)while loop</text:p>
      <text:p text:style-name="P3">why we use while loop: indifinite conditional to iterate the statement until a condition is true.</text:p>
      <text:p text:style-name="P3">Why we use for loop: to iterate or execute a set of statement as long as a condition is true.</text:p>
      <text:p text:style-name="P3">What is for: keyword <text:s/>a for loop is used to iterating over a sequence.</text:p>
      <text:p text:style-name="P3"/>
      <text:p text:style-name="P3"><text:span text:style-name="T2">i</text:span>teration:continously repeating</text:p>
      <text:p text:style-name="P3">incriment: addition</text:p>
      <text:p text:style-name="P3">decriment:substraction</text:p>
      <text:p text:style-name="P3">initializtion: to begining point of start range is function.</text:p>
      <text:p text:style-name="P3">For loop syntax:</text:p>
      <text:p text:style-name="P3">fruits=[“apple”,”banana”,”cherry”]</text:p>
      <text:p text:style-name="P3">for x in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1T19:44:33.584113856</meta:creation-date>
    <dc:date>2022-09-26T22:12:51.034267085</dc:date>
    <meta:editing-duration>PT9H53M3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107" meta:character-count="649" meta:non-whitespace-character-count="554"/>
  </office:meta>
</office:document-meta>
</file>